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88653529"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08096739"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982288228"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05446635"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76006766"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762941891"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248227163"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92360422"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69098074"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2073992863"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045595337"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1324751960"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394334041"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555414492"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98221637"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45756238"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232538872"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809660391"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2068994035"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922133658"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02066398"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634481377"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309542871"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1311453706"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983881981"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5119350" text:style-name="L24">
        <text:list-item>
          <text:p text:style-name="P72">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Text_20_body">Note that the 3.1 release of Protovis does not support IE. For IE 7 and 8 support, please use the Protovis version available at <text:a xlink:type="simple" xlink:href="http://github.com/jasondavies/protovis">http://github.com/jasondavies/protovis</text:a>.</text:p>
      <text:p text:style-name="Text_20_body"/>
      <text:p text:style-name="Heading_20_4"><text:soft-page-break/>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06473991"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2-09T09:25:52</dc:date>
    <meta:editing-duration>PT218H03M35S</meta:editing-duration>
    <meta:editing-cycles>469</meta:editing-cycles>
    <meta:generator>OpenOffice.org/3.1$Linux OpenOffice.org_project/310m19$Build-9420</meta:generator>
    <meta:print-date>2009-06-23T14:50:34</meta:print-date>
    <meta:document-statistic meta:table-count="25" meta:image-count="0" meta:object-count="0" meta:page-count="49" meta:paragraph-count="1536" meta:word-count="13372" meta:character-count="90745"/>
    <meta:user-defined meta:name="Info 1"/>
    <meta:user-defined meta:name="Info 2"/>
    <meta:user-defined meta:name="Info 3"/>
    <meta:user-defined meta:name="Info 4"/>
  </office:meta>
</office:document-meta>
</file>